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color="#2F75B5"/>
    </style:style>
    <style:style style:name="ce4" style:family="table-cell" style:parent-style-name="Default" style:data-style-name="N0">
      <style:text-properties fo:color="#548235"/>
    </style:style>
    <style:style style:name="ce5" style:family="table-cell" style:parent-style-name="Default" style:data-style-name="N0">
      <style:text-properties fo:color="#ED7D31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fo:border-top="thick solid #000000" fo:border-bottom="none" fo:border-left="none" fo:border-right="none" style:vertical-align="middle"/>
    </style:style>
    <style:style style:name="ce10" style:family="table-cell" style:parent-style-name="Default" style:data-style-name="N36">
      <style:table-cell-properties fo:border-top="thick solid #000000" fo:border-bottom="none" fo:border-left="none" fo:border-right="none" style:vertical-align="middle"/>
    </style:style>
    <style:style style:name="ce11" style:family="table-cell" style:parent-style-name="Default" style:data-style-name="N0">
      <style:table-cell-properties fo:border-top="thin double #000000" fo:border-bottom="thick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dashed #000000" fo:border-bottom="2pt dashed #000000" fo:border-left="2pt dashed #000000" fo:border-right="none" style:vertical-align="automatic" fo:background-color="#FFFF00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fo:border-top="2pt dashed #000000" fo:border-bottom="2pt dashed #000000" fo:border-left="none" fo:border-right="none" style:vertical-align="automatic" fo:background-color="#FFFF00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fo:border-top="2pt dashed #000000" fo:border-bottom="2pt dashed #000000" fo:border-left="none" fo:border-right="2pt dashed #000000" style:vertical-align="automatic" fo:background-color="#FFFF00" style:repeat-content="false"/>
      <style:paragraph-properties fo:text-align="center"/>
      <style:text-properties fo:color="#FF0000"/>
    </style:style>
    <style:style style:name="ce16" style:family="table-cell" style:parent-style-name="Default" style:data-style-name="N0">
      <style:table-cell-properties fo:border-top="thick solid #000000" fo:border-bottom="none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2pt dashed #000000" style:vertical-align="automatic" fo:background-color="#FFFF00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4.048125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4.02166666666667cm" style:use-optimal-column-width="true"/>
    </style:style>
    <style:style style:name="co8" style:family="table-column">
      <style:table-column-properties fo:break-before="auto" style:column-width="0.44979166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9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/>
          <table:table-cell table:style-name="ce1"/>
          <table:table-cell office:value-type="string" table:style-name="ce3">
            <text:p>si &gt; 100€</text:p>
          </table:table-cell>
          <table:table-cell office:value-type="string" table:style-name="ce4">
            <text:p>si &gt; 200€</text:p>
          </table:table-cell>
          <table:table-cell office:value-type="string" table:style-name="ce5">
            <text:p>si &gt; 500€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number-columns-spanned="6" table:number-rows-spanned="1" table:style-name="ce17">
            <text:p>statistique des factures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/>
          <table:table-cell office:value-type="string" table:style-name="ce6">
            <text:p>Montant Total factures :</text:p>
          </table:table-cell>
          <table:table-cell office:value-type="currency" office:value="100000" table:style-name="ce7">
            <text:p>100 000,00 €</text:p>
          </table:table-cell>
          <table:table-cell table:style-name="ce6"/>
          <table:table-cell office:value-type="string" table:number-columns-spanned="2" table:number-rows-spanned="1" table:style-name="ce12">
            <text:p>Montant total des devis :</text:p>
          </table:table-cell>
          <table:covered-table-cell/>
          <table:table-cell office:value-type="currency" office:value="2000000" table:style-name="ce7">
            <text:p>2 000 000,00 €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1">
            <text:p>Numero de facture</text:p>
          </table:table-cell>
          <table:table-cell office:value-type="string" table:style-name="ce11">
            <text:p>date de facture</text:p>
          </table:table-cell>
          <table:table-cell office:value-type="string" table:style-name="ce11">
            <text:p>destinataire client</text:p>
          </table:table-cell>
          <table:table-cell office:value-type="string" table:style-name="ce11">
            <text:p>etat de facture</text:p>
          </table:table-cell>
          <table:table-cell office:value-type="string" table:style-name="ce11">
            <text:p>refs des articles</text:p>
          </table:table-cell>
          <table:table-cell office:value-type="string" table:style-name="ce11">
            <text:p>montant total facture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">
            <text:p>FACT1</text:p>
          </table:table-cell>
          <table:table-cell office:value-type="date" office:date-value="1970-01-01T00:00:00" table:style-name="ce2">
            <text:p>01/01/1970</text:p>
          </table:table-cell>
          <table:table-cell office:value-type="string" table:style-name="ce1">
            <text:p>Jean pierre</text:p>
          </table:table-cell>
          <table:table-cell office:value-type="string" table:style-name="ce1">
            <text:p>Devis</text:p>
          </table:table-cell>
          <table:table-cell office:value-type="string" table:style-name="ce1">
            <text:p>REF-2245, REF-5648</text:p>
          </table:table-cell>
          <table:table-cell office:value-type="currency" office:value="99.99" table:style-name="ce8">
            <text:p>99,99 €</text:p>
          </table:table-cell>
          <table:table-cell table:number-columns-repeated="16377"/>
        </table:table-row>
        <table:table-row table:style-name="ro5">
          <table:table-cell table:style-name="ce6"/>
          <table:table-cell table:number-columns-repeated="3" table:style-name="ce9"/>
          <table:table-cell office:value-type="string" table:number-columns-spanned="2" table:number-rows-spanned="1" table:style-name="ce16">
            <text:p>SOMME DES LIGNES</text:p>
          </table:table-cell>
          <table:covered-table-cell/>
          <table:table-cell office:value-type="currency" office:value="99.99" table:formula="of:=SUM([.G5:.G5])" table:style-name="ce10">
            <text:p>99,99 €</text:p>
          </table:table-cell>
          <table:table-cell table:number-columns-repeated="16377" table:style-name="ce6"/>
        </table:table-row>
        <table:table-row table:number-rows-repeated="104857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sys</meta:initial-creator>
    <dc:creator>orsys</dc:creator>
    <meta:creation-date>2022-09-21T12:18:05Z</meta:creation-date>
    <dc:date>2022-09-21T12:47:05Z</dc:date>
  </office:meta>
</office:document-meta>
</file>